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style:font-name-complex="Arial1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officeooo:rsid="0007ba21" officeooo:paragraph-rsid="0007ba21" style:font-size-asian="12pt" style:font-size-complex="12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26pt" fo:font-style="normal" style:text-underline-style="none" fo:font-weight="normal" officeooo:rsid="001f69dc" officeooo:paragraph-rsid="002f2209" style:font-size-asian="26pt" style:font-style-asian="normal" style:font-weight-asian="normal" style:font-size-complex="26pt" style:font-style-complex="normal" style:font-weight-complex="normal"/>
    </style:style>
    <style:style style:name="P13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cd377" officeooo:paragraph-rsid="000cd377" style:font-size-asian="12.25pt" style:font-weight-asian="bold" style:font-size-complex="14pt" style:font-weight-complex="bold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0271f" officeooo:paragraph-rsid="0010271f" style:font-size-asian="12.25pt" style:font-weight-asian="bold" style:font-size-complex="14pt" style:font-weight-complex="bold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40120" officeooo:paragraph-rsid="00140120" style:font-size-asian="12.25pt" style:font-weight-asian="bold" style:font-size-complex="14pt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1b0820" officeooo:paragraph-rsid="001b0820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282d0d" officeooo:paragraph-rsid="00282d0d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63a3d" officeooo:paragraph-rsid="00363a3d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solid" style:text-underline-width="auto" style:text-underline-color="font-color" fo:font-weight="bold" officeooo:rsid="001c4b3f" officeooo:paragraph-rsid="001c4b3f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font-name="arial" fo:font-size="11pt" style:font-size-asian="11pt" style:font-size-complex="11pt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1e873" style:font-size-asian="9.60000038146973pt" style:font-weight-asian="normal" style:font-size-complex="11pt" style:font-weight-complex="normal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cd377" officeooo:paragraph-rsid="000cd377" style:font-size-asian="9.60000038146973pt" style:font-weight-asian="normal" style:font-size-complex="11pt" style:font-weight-complex="normal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e342a" officeooo:paragraph-rsid="000e342a" style:font-size-asian="9.60000038146973pt" style:font-weight-asian="normal" style:font-size-complex="11pt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5062c" officeooo:paragraph-rsid="0015062c" style:font-size-asian="9.60000038146973pt" style:font-weight-asian="normal" style:font-size-complex="11pt" style:font-weight-complex="normal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4725" officeooo:paragraph-rsid="00114725" style:font-size-asian="9.60000038146973pt" style:font-weight-asian="normal" style:font-size-complex="11pt" style:font-weight-complex="normal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510c8" officeooo:paragraph-rsid="001510c8" style:font-size-asian="9.60000038146973pt" style:font-weight-asian="bold" style:font-size-complex="11pt" style:font-weight-complex="bold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70cdd" officeooo:paragraph-rsid="00170cdd" style:font-size-asian="9.60000038146973pt" style:font-weight-asian="bold" style:font-size-complex="11pt" style:font-weight-complex="bold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860b2" officeooo:paragraph-rsid="001860b2" style:font-size-asian="9.60000038146973pt" style:font-weight-asian="bold" style:font-size-complex="11pt" style:font-weight-complex="bold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860b2" officeooo:paragraph-rsid="00170cdd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b0820" officeooo:paragraph-rsid="001b0820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c8cc7" officeooo:paragraph-rsid="003c8cc7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c8cc7" officeooo:paragraph-rsid="003c8cc7" style:font-size-asian="9.60000038146973pt" style:font-style-asian="normal" style:font-weight-asian="bold" style:font-size-complex="11pt" style:font-style-complex="normal" style:font-weight-complex="bold"/>
    </style:style>
    <style:style style:name="P5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dbcab" officeooo:paragraph-rsid="003dbcab" style:font-size-asian="9.60000038146973pt" style:font-style-asian="normal" style:font-weight-asian="bold" style:font-size-complex="11pt" style:font-style-complex="normal" style:font-weight-complex="bold"/>
    </style:style>
    <style:style style:name="P5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List_20_Paragraph">
      <style:paragraph-properties fo:margin-left="0cm" fo:margin-right="0cm" fo:text-indent="0cm" style:auto-text-indent="false" fo:break-before="page"/>
      <style:text-properties style:font-name="arial" fo:font-size="11pt" fo:font-style="normal" style:text-underline-style="solid" style:text-underline-width="auto" style:text-underline-color="font-color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none" officeooo:rsid="000a168b" officeooo:paragraph-rsid="000a168b"/>
    </style:style>
    <style:style style:name="P66" style:family="paragraph" style:parent-style-name="List_20_Paragraph">
      <style:paragraph-properties fo:margin-left="0cm" fo:margin-right="0cm" fo:text-indent="0cm" style:auto-text-indent="false"/>
      <style:text-properties style:font-name="arial" fo:font-size="22pt" fo:font-style="normal" style:text-underline-style="none" fo:font-weight="normal" officeooo:rsid="001b0820" officeooo:paragraph-rsid="001b0820" style:font-size-asian="22pt" style:font-style-asian="normal" style:font-weight-asian="normal" style:font-size-complex="22pt" style:font-style-complex="normal" style:font-weight-complex="normal"/>
    </style:style>
    <style:style style:name="P67" style:family="paragraph" style:parent-style-name="List_20_Paragraph">
      <style:paragraph-properties fo:margin-left="0cm" fo:margin-right="0cm" fo:text-indent="0cm" style:auto-text-indent="false" fo:break-before="page"/>
      <style:text-properties style:font-name="arial" fo:font-size="22pt" fo:font-style="normal" style:text-underline-style="none" fo:font-weight="normal" officeooo:rsid="001f69dc" officeooo:paragraph-rsid="002f2209" style:font-size-asian="22pt" style:font-style-asian="normal" style:font-weight-asian="normal" style:font-size-complex="22pt" style:font-style-complex="normal" style:font-weight-complex="normal"/>
    </style:style>
    <style:style style:name="P68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1431d" officeooo:paragraph-rsid="0021431d"/>
    </style:style>
    <style:style style:name="P69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30824" officeooo:paragraph-rsid="00230824"/>
    </style:style>
    <style:style style:name="P70" style:family="paragraph" style:parent-style-name="List_20_Paragraph" style:list-style-name="WWNum1">
      <style:text-properties style:font-name="arial" style:font-name-complex="Arial1"/>
    </style:style>
    <style:style style:name="P71" style:family="paragraph" style:parent-style-name="List_20_Paragraph" style:list-style-name="WWNum2">
      <style:text-properties style:font-name="arial" style:font-name-complex="Arial1"/>
    </style:style>
    <style:style style:name="P72" style:family="paragraph" style:parent-style-name="List_20_Paragraph" style:list-style-name="WWNum3">
      <style:text-properties style:font-name="arial" style:font-name-complex="Arial1"/>
    </style:style>
    <style:style style:name="P73" style:family="paragraph" style:parent-style-name="List_20_Paragraph" style:list-style-name="WWNum2">
      <style:text-properties style:font-name="arial"/>
    </style:style>
    <style:style style:name="P74" style:family="paragraph" style:parent-style-name="List_20_Paragraph" style:list-style-name="WWNum3">
      <style:text-properties style:font-name="arial"/>
    </style:style>
    <style:style style:name="P75" style:family="paragraph" style:parent-style-name="List_20_Paragraph" style:list-style-name="WWNum4">
      <style:text-properties style:font-name="arial" fo:font-size="11pt" style:font-size-asian="11pt" style:font-size-complex="11pt"/>
    </style:style>
    <style:style style:name="P76" style:family="paragraph" style:parent-style-name="List_20_Paragraph" style:list-style-name="WWNum4">
      <style:text-properties style:font-name="arial" fo:font-size="11pt" officeooo:rsid="0003ed10" officeooo:paragraph-rsid="0005d5fc" style:font-size-asian="11pt" style:font-size-complex="11pt"/>
    </style:style>
    <style:style style:name="P77" style:family="paragraph" style:parent-style-name="List_20_Paragraph" style:list-style-name="WWNum4">
      <style:text-properties style:font-name="arial" fo:font-size="11pt" officeooo:rsid="0005d5fc" officeooo:paragraph-rsid="0005d5fc" style:font-size-asian="11pt" style:font-name-complex="Arial1" style:font-size-complex="11pt"/>
    </style:style>
    <style:style style:name="P78" style:family="paragraph" style:parent-style-name="List_20_Paragraph" style:list-style-name="WWNum4">
      <style:text-properties style:font-name="arial" fo:font-size="11pt" officeooo:rsid="0007ba21" officeooo:paragraph-rsid="0007ba21" style:font-size-asian="11pt" style:font-name-complex="Arial1" style:font-size-complex="11pt"/>
    </style:style>
    <style:style style:name="P79" style:family="paragraph" style:parent-style-name="List_20_Paragraph" style:list-style-name="L2"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80" style:family="paragraph" style:parent-style-name="List_20_Paragraph" style:list-style-name="L2"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81" style:family="paragraph" style:parent-style-name="List_20_Paragraph" style:list-style-name="L3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82" style:family="paragraph" style:parent-style-name="List_20_Paragraph" style:list-style-name="L4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83" style:family="paragraph" style:parent-style-name="List_20_Paragraph" style:list-style-name="L5"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84" style:family="paragraph" style:parent-style-name="List_20_Paragraph" style:list-style-name="L6">
      <style:text-properties style:font-name="arial" fo:font-size="11pt" fo:font-style="normal" style:text-underline-style="none" fo:font-weight="normal" officeooo:rsid="001510c8" officeooo:paragraph-rsid="001510c8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List_20_Paragraph" style:list-style-name="L7"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List_20_Paragraph" style:list-style-name="L7">
      <style:text-properties style:font-name="arial" fo:font-size="11pt" fo:font-style="normal" style:text-underline-style="none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List_20_Paragraph" style:list-style-name="L8"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List_20_Paragraph" style:list-style-name="L8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List_20_Paragraph" style:list-style-name="L14"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List_20_Paragraph" style:list-style-name="L9">
      <style:text-properties style:font-name="arial" fo:font-size="11pt" fo:font-style="normal" style:text-underline-style="none" fo:font-weight="normal" officeooo:rsid="00230824" officeooo:paragraph-rsid="00230824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List_20_Paragraph" style:list-style-name="L10">
      <style:text-properties style:font-name="arial" fo:font-size="11pt" fo:font-style="normal" style:text-underline-style="none" fo:font-weight="normal" officeooo:rsid="0024041c" officeooo:paragraph-rsid="0024041c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List_20_Paragraph" style:list-style-name="L10"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List_20_Paragraph" style:list-style-name="L10">
      <style:paragraph-properties fo:break-before="page"/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List_20_Paragraph" style:list-style-name="L11"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List_20_Paragraph" style:list-style-name="L12"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List_20_Paragraph" style:list-style-name="L13">
      <style:text-properties style:font-name="arial" fo:font-size="11pt" fo:font-style="normal" style:text-underline-style="none" fo:font-weight="normal" officeooo:rsid="002d0fa9" officeooo:paragraph-rsid="002d0fa9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List_20_Paragraph" style:list-style-name="L13">
      <style:text-properties style:font-name="arial" fo:font-size="11pt" fo:font-style="normal" style:text-underline-style="none" fo:font-weight="normal" officeooo:rsid="002d69db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List_20_Paragraph" style:list-style-name="L14"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List_20_Paragraph" style:list-style-name="L14">
      <style:text-properties style:font-name="arial" fo:font-size="11pt" fo:font-style="normal" style:text-underline-style="none" fo:font-weight="normal" officeooo:rsid="002a774b" officeooo:paragraph-rsid="002a774b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a92e3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c4b99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List_20_Paragraph" style:list-style-name="L15">
      <style:text-properties style:font-name="arial" fo:font-size="11pt" fo:font-style="normal" style:text-underline-style="none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List_20_Paragraph" style:list-style-name="L15">
      <style:text-properties style:font-name="arial" fo:font-size="11pt" fo:font-style="normal" style:text-underline-style="none" fo:font-weight="normal" officeooo:rsid="002f2209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List_20_Paragraph" style:list-style-name="L15">
      <style:text-properties style:font-name="arial" fo:font-size="11pt" fo:font-style="normal" style:text-underline-style="none" fo:font-weight="normal" officeooo:rsid="0030f656" officeooo:paragraph-rsid="0030f656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List_20_Paragraph" style:list-style-name="L16"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List_20_Paragraph" style:list-style-name="L16">
      <style:text-properties style:font-name="arial" fo:font-size="11pt" fo:font-style="normal" style:text-underline-style="none" fo:font-weight="normal" officeooo:rsid="0034c55a" officeooo:paragraph-rsid="0034c55a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List_20_Paragraph" style:list-style-name="L16"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List_20_Paragraph" style:list-style-name="L16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List_20_Paragraph" style:list-style-name="L17"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List_20_Paragraph" style:list-style-name="L17">
      <style:text-properties style:font-name="arial" fo:font-size="11pt" fo:font-style="normal" style:text-underline-style="none" fo:font-weight="normal" officeooo:rsid="0037f66f" officeooo:paragraph-rsid="0037f66f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List_20_Paragraph" style:list-style-name="L17"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List_20_Paragraph" style:list-style-name="L17">
      <style:paragraph-properties fo:break-before="page"/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List_20_Paragraph" style:list-style-name="L17">
      <style:text-properties style:font-name="arial" fo:font-size="11pt" fo:font-style="normal" style:text-underline-style="none" fo:font-weight="normal" officeooo:rsid="003b1b48" officeooo:paragraph-rsid="003b1b48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List_20_Paragraph" style:list-style-name="L17">
      <style:text-properties style:font-name="arial" fo:font-size="11pt" fo:font-style="normal" style:text-underline-style="none" fo:font-weight="normal" officeooo:rsid="003b5cef" officeooo:paragraph-rsid="003b5cef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List_20_Paragraph" style:list-style-name="L17">
      <style:text-properties style:font-name="arial" fo:font-size="11pt" fo:font-style="normal" style:text-underline-style="none" fo:font-weight="normal" officeooo:rsid="003b605e" officeooo:paragraph-rsid="003b605e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c8cc7" officeooo:paragraph-rsid="003c8cc7" style:font-size-asian="9.60000038146973pt" style:font-style-asian="normal" style:font-weight-asian="normal" style:font-size-complex="11pt" style:font-style-complex="normal" style:font-weight-complex="normal"/>
    </style:style>
    <style:style style:name="P117" style:family="paragraph" style:parent-style-name="List_20_Paragraph" style:list-style-name="L18">
      <style:text-properties style:font-name="arial" fo:font-size="11pt" fo:font-style="normal" style:text-underline-style="none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List_20_Paragraph" style:list-style-name="L19">
      <style:text-properties style:font-name="arial" fo:font-size="11pt" fo:font-style="normal" style:text-underline-style="none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List_20_Paragraph" style:list-style-name="L19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120" style:family="paragraph" style:parent-style-name="List_20_Paragraph" style:list-style-name="L20"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121" style:family="paragraph" style:parent-style-name="List_20_Paragraph" style:list-style-name="L20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12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123" style:family="paragraph" style:parent-style-name="List_20_Paragraph" style:list-style-name="L21">
      <style:text-properties style:font-name="arial" fo:font-size="11pt" fo:font-style="normal" style:text-underline-style="none" fo:font-weight="normal" officeooo:rsid="0041add7" officeooo:paragraph-rsid="0041add7" style:font-size-asian="9.60000038146973pt" style:font-style-asian="normal" style:font-weight-asian="normal" style:font-size-complex="11pt" style:font-style-complex="normal" style:font-weight-complex="normal"/>
    </style:style>
    <style:style style:name="P124" style:family="paragraph" style:parent-style-name="List_20_Paragraph" style:list-style-name="L21">
      <style:text-properties style:font-name="arial" fo:font-size="11pt" fo:font-style="normal" style:text-underline-style="none" fo:font-weight="normal" officeooo:rsid="004305c8" officeooo:paragraph-rsid="004305c8" style:font-size-asian="9.60000038146973pt" style:font-style-asian="normal" style:font-weight-asian="normal" style:font-size-complex="11pt" style:font-style-complex="normal" style:font-weight-complex="normal"/>
    </style:style>
    <style:style style:name="P12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305c8" officeooo:paragraph-rsid="004305c8" style:font-size-asian="9.60000038146973pt" style:font-style-asian="normal" style:font-weight-asian="normal" style:font-size-complex="11pt" style:font-style-complex="normal" style:font-weight-complex="normal"/>
    </style:style>
    <style:style style:name="P126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a92e3" style:font-size-asian="9.60000038146973pt" style:font-style-asian="normal" style:font-weight-asian="bold" style:font-size-complex="11pt" style:font-style-complex="normal" style:font-weight-complex="bold"/>
    </style:style>
    <style:style style:name="P127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4b99" style:font-size-asian="9.60000038146973pt" style:font-style-asian="normal" style:font-weight-asian="bold" style:font-size-complex="11pt" style:font-style-complex="normal" style:font-weight-complex="bold"/>
    </style:style>
    <style:style style:name="P128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129" style:family="paragraph" style:parent-style-name="List_20_Paragraph" style:list-style-name="L14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2c8cb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130" style:family="paragraph" style:parent-style-name="List_20_Paragraph" style:list-style-name="L19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dbcab" officeooo:paragraph-rsid="003dbcab" style:font-size-asian="9.60000038146973pt" style:font-style-asian="normal" style:font-weight-asian="bold" style:font-size-complex="11pt" style:font-style-complex="normal" style:font-weight-complex="bold"/>
    </style:style>
    <style:style style:name="P13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305c8" officeooo:paragraph-rsid="004305c8" style:font-size-asian="9.60000038146973pt" style:font-style-asian="normal" style:font-weight-asian="bold" style:font-size-complex="11pt" style:font-style-complex="normal" style:font-weight-complex="bold"/>
    </style:style>
    <style:style style:name="P13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1add7" officeooo:paragraph-rsid="0041add7" style:font-size-asian="9.60000038146973pt" style:font-style-asian="normal" style:font-weight-asian="normal" style:font-size-complex="11pt" style:font-style-complex="normal" style:font-weight-complex="normal"/>
    </style:style>
    <style:style style:name="P133" style:family="paragraph" style:parent-style-name="List_20_Paragraph" style:list-style-name="L1">
      <style:text-properties style:font-name="arial" style:text-underline-style="none" officeooo:rsid="0007ba21" officeooo:paragraph-rsid="0007ba21"/>
    </style:style>
    <style:style style:name="P134" style:family="paragraph" style:parent-style-name="List_20_Paragraph" style:list-style-name="L1">
      <style:text-properties style:font-name="arial" style:text-underline-style="none" officeooo:rsid="000a168b" officeooo:paragraph-rsid="000a168b"/>
    </style:style>
    <style:style style:name="P135" style:family="paragraph" style:parent-style-name="List_20_Paragraph" style:list-style-name="L2">
      <style:paragraph-properties fo:margin-left="0cm" fo:margin-right="0cm" fo:text-indent="0cm" style:auto-text-indent="false" fo:break-before="pag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136" style:family="paragraph" style:parent-style-name="List_20_Paragraph" style:list-style-name="L16"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137" style:family="paragraph" style:parent-style-name="List_20_Paragraph" style:list-style-name="L16">
      <style:text-properties style:font-name="arial" fo:font-size="14pt" fo:font-style="normal" style:text-underline-style="none" fo:font-weight="bold" officeooo:rsid="0034c55a" officeooo:paragraph-rsid="0034c55a" style:font-size-asian="12.25pt" style:font-style-asian="normal" style:font-weight-asian="bold" style:font-size-complex="14pt" style:font-style-complex="normal" style:font-weight-complex="bold"/>
    </style:style>
    <style:style style:name="P138" style:family="paragraph" style:parent-style-name="List_20_Paragraph" style:list-style-name="L16">
      <style:text-properties style:font-name="arial" fo:font-size="14pt" fo:font-style="normal" style:text-underline-style="none" fo:font-weight="bold" officeooo:rsid="00356265" officeooo:paragraph-rsid="00356265" style:font-size-asian="12.25pt" style:font-style-asian="normal" style:font-weight-asian="bold" style:font-size-complex="14pt" style:font-style-complex="normal" style:font-weight-complex="bold"/>
    </style:style>
    <style:style style:name="P139" style:family="paragraph" style:parent-style-name="List_20_Paragraph" style:list-style-name="L18">
      <style:paragraph-properties fo:margin-left="0cm" fo:margin-right="0cm" fo:text-indent="0cm" style:auto-text-indent="false"/>
      <style:text-properties officeooo:rsid="003d343b" officeooo:paragraph-rsid="003dbcab"/>
    </style:style>
    <style:style style:name="P140" style:family="paragraph" style:parent-style-name="List_20_Paragraph" style:list-style-name="L21">
      <style:text-properties officeooo:paragraph-rsid="0041add7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-complex="Arial1"/>
    </style:style>
    <style:style style:name="T5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6" style:family="text">
      <style:text-properties fo:font-size="12pt" style:font-size-asian="12pt" style:font-name-complex="Arial1" style:font-size-complex="12pt"/>
    </style:style>
    <style:style style:name="T7" style:family="text">
      <style:text-properties style:font-name-complex="Arial1"/>
    </style:style>
    <style:style style:name="T8" style:family="text">
      <style:text-properties officeooo:rsid="0003a0e4" style:font-name-complex="Arial1"/>
    </style:style>
    <style:style style:name="T9" style:family="text">
      <style:text-properties officeooo:rsid="0005d5fc" style:font-name-complex="Arial1"/>
    </style:style>
    <style:style style:name="T10" style:family="text">
      <style:text-properties officeooo:rsid="0007ba21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1e873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officeooo:rsid="001f20eb"/>
    </style:style>
    <style:style style:name="T15" style:family="text">
      <style:text-properties style:text-underline-style="none" officeooo:rsid="001f69dc"/>
    </style:style>
    <style:style style:name="T16" style:family="text">
      <style:text-properties style:text-underline-style="none" officeooo:rsid="00273bfe"/>
    </style:style>
    <style:style style:name="T17" style:family="text">
      <style:text-properties officeooo:rsid="000984fb"/>
    </style:style>
    <style:style style:name="T18" style:family="text">
      <style:text-properties officeooo:rsid="000b1b79"/>
    </style:style>
    <style:style style:name="T19" style:family="text">
      <style:text-properties officeooo:rsid="000cd37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a774b" style:font-weight-asian="normal" style:font-weight-complex="normal"/>
    </style:style>
    <style:style style:name="T22" style:family="text">
      <style:text-properties fo:font-weight="normal" officeooo:rsid="002c4b99" style:font-weight-asian="normal" style:font-weight-complex="normal"/>
    </style:style>
    <style:style style:name="T23" style:family="text">
      <style:text-properties fo:font-weight="normal" officeooo:rsid="002c8cb3" style:font-weight-asian="normal" style:font-weight-complex="normal"/>
    </style:style>
    <style:style style:name="T24" style:family="text">
      <style:text-properties officeooo:rsid="00114725"/>
    </style:style>
    <style:style style:name="T2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860b2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19bacf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2" style:family="text">
      <style:text-properties fo:font-size="11pt" fo:font-weight="normal" officeooo:rsid="0034c55a" style:font-size-asian="9.60000038146973pt" style:font-weight-asian="normal" style:font-size-complex="11pt" style:font-weight-complex="normal"/>
    </style:style>
    <style:style style:name="T33" style:family="text">
      <style:text-properties fo:font-size="11pt" fo:font-weight="normal" officeooo:rsid="00356265" style:font-size-asian="9.60000038146973pt" style:font-weight-asian="normal" style:font-size-complex="11pt" style:font-weight-complex="normal"/>
    </style:style>
    <style:style style:name="T34" style:family="text">
      <style:text-properties fo:font-size="11pt" fo:font-weight="normal" officeooo:rsid="0035a74b" style:font-size-asian="9.60000038146973pt" style:font-weight-asian="normal" style:font-size-complex="11pt" style:font-weight-complex="normal"/>
    </style:style>
    <style:style style:name="T35" style:family="text">
      <style:text-properties fo:font-size="11pt" fo:font-weight="normal" officeooo:rsid="0035e1ee" style:font-size-asian="9.60000038146973pt" style:font-weight-asian="normal" style:font-size-complex="11pt" style:font-weight-complex="normal"/>
    </style:style>
    <style:style style:name="T36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37" style:family="text">
      <style:text-properties style:font-name="arial"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arial" fo:font-size="11pt" fo:font-style="normal" style:text-underline-style="none" fo:font-weight="normal" officeooo:rsid="0024041c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arial" fo:font-size="11pt" fo:font-style="normal" style:text-underline-style="none" fo:font-weight="normal" officeooo:rsid="003dbcab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arial" fo:font-size="11pt" fo:font-style="normal" style:text-underline-style="none" fo:font-weight="normal" officeooo:rsid="0041add7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arial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arial" fo:font-size="11pt" fo:font-style="normal" fo:font-weight="normal" officeooo:rsid="001f69dc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officeooo:rsid="001f20eb"/>
    </style:style>
    <style:style style:name="T44" style:family="text">
      <style:text-properties officeooo:rsid="002d69db"/>
    </style:style>
    <style:style style:name="T45" style:family="text">
      <style:text-properties officeooo:rsid="002f2209"/>
    </style:style>
    <style:style style:name="T46" style:family="text">
      <style:text-properties officeooo:rsid="0037f66f"/>
    </style:style>
    <style:style style:name="T47" style:family="text">
      <style:text-properties style:text-position="0% 100%"/>
    </style:style>
    <style:style style:name="T48" style:family="text">
      <style:text-properties officeooo:rsid="003b1b48"/>
    </style:style>
    <style:style style:name="T49" style:family="text">
      <style:text-properties officeooo:rsid="003c8cc7"/>
    </style:style>
    <style:style style:name="T50" style:family="text">
      <style:text-properties officeooo:rsid="003fae25"/>
    </style:style>
    <style:style style:name="T51" style:family="text">
      <style:text-properties officeooo:rsid="004305c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e I – Hardware de la placa base</text:p>
      <text:p text:style-name="P4"/>
      <text:p text:style-name="P13">1.- La placa base</text:p>
      <text:p text:style-name="P9">Elemento que se encarga de interconectar todos los componentes de un ordenador. </text:p>
      <text:p text:style-name="P9">Es en esencia un circuito impreso con resistencias, condensadores… que permiten el funcionamiento de los componentes del ordenador como un conjunto.</text:p>
      <text:p text:style-name="P6">Elementos de una placa base</text:p>
      <text:list xml:id="list1035727944" text:style-name="WWNum1">
        <text:list-item>
          <text:p text:style-name="P70">Zócalo (shocket) del microprocesador: Conector para este.</text:p>
        </text:list-item>
        <text:list-item>
          <text:p text:style-name="P70">Ranuras (slots) de memoria: Conector para memoria principal.</text:p>
        </text:list-item>
        <text:list-item>
          <text:p text:style-name="P70">Ranuras (slots) de expansión: Conector para tarjetas de expansión.</text:p>
        </text:list-item>
        <text:list-item>
          <text:p text:style-name="P70">Chipset: Controla funciones del ordenador.</text:p>
        </text:list-item>
        <text:list-item>
          <text:p text:style-name="P70">BIOS: Conjunto de programas almacenados en una memoria EEPROM empleados durante el proceso de arranque.</text:p>
        </text:list-item>
        <text:list-item>
          <text:p text:style-name="P70">Conectores externos: Para comunicar la CPU con dispositivos externos.</text:p>
        </text:list-item>
        <text:list-item>
          <text:p text:style-name="P70">Conectores internos: Para comunicar la CPU con dispositivos internos.</text:p>
        </text:list-item>
        <text:list-item>
          <text:p text:style-name="P70">Conectores eléctricos: Empleados para suministrar electricidad.</text:p>
        </text:list-item>
        <text:list-item>
          <text:p text:style-name="P70">Batería: Mantiene la información inicial del sistema cuando este se apaga.</text:p>
        </text:list-item>
      </text:list>
      <text:p text:style-name="P13">2.- Factor de forma de la placa base</text:p>
      <text:p text:style-name="P9">Se refiere a las características de esta: Forma, tamaño, disposición de componentes y al tipo de alimentación de esta.</text:p>
      <text:p text:style-name="P8"><text:span text:style-name="T5">Placas AT</text:span><text:span text:style-name="T6"> </text:span><text:span text:style-name="T7">(Advanced technology)</text:span></text:p>
      <text:p text:style-name="P9">Primer intento exitoso de estandarización por parte de Intel en 1984 con el 386 y 486</text:p>
      <text:list xml:id="list100236705" text:style-name="WWNum2">
        <text:list-item>
          <text:p text:style-name="P73"><text:span text:style-name="T7">Gran tamaño: 305 x 350</text:span><text:span text:style-name="T4">mm</text:span></text:p>
        </text:list-item>
        <text:list-item>
          <text:p text:style-name="P71">Conector alimentación: En dos partes, colocación correcta o la placa peta.</text:p>
        </text:list-item>
        <text:list-item>
          <text:p text:style-name="P71">Conector alimentación a placa: Nada intuitivo, posibilidad de error al conectar.</text:p>
        </text:list-item>
        <text:list-item>
          <text:p text:style-name="P71">Botón encendido: Pulsador mecánico conectado a la fuente de alimentación.</text:p>
        </text:list-item>
        <text:list-item>
          <text:p text:style-name="P71">Conectores serie y paralelo: Incluidos en la placa.</text:p>
        </text:list-item>
        <text:list-item>
          <text:p text:style-name="P71">Conector DIN 5 pines para teclado: Único conector para periféricos integrado.</text:p>
        </text:list-item>
      </text:list>
      <text:p text:style-name="P6">Placas Baby AT </text:p>
      <text:list xml:id="list717832917" text:style-name="WWNum3">
        <text:list-item>
          <text:p text:style-name="P74"><text:span text:style-name="T7">Menor tamaño que AT: 220 x 330</text:span><text:span text:style-name="T4">mm</text:span></text:p>
        </text:list-item>
        <text:list-item>
          <text:p text:style-name="P72">Incluye conectores puertos serie y paralelo.</text:p>
        </text:list-item>
        <text:list-item>
          <text:p text:style-name="P72">Dificultar de trabajo al actualizar hardware.</text:p>
        </text:list-item>
        <text:list-item>
          <text:p text:style-name="P72">Por la proximidad de componentes y aumento de potencia genera más calor.</text:p>
        </text:list-item>
      </text:list>
      <text:p text:style-name="P9"/>
      <text:p text:style-name="P10"><text:span text:style-name="T5">Placas ATX</text:span><text:span text:style-name="T6"> </text:span><text:span text:style-name="T7">(Advanced Technology eXtended)</text:span></text:p>
      <text:p text:style-name="P22"><text:span text:style-name="T7">Aparecen en 1995, tiene un tamaño de 305 x 244</text:span><text:span text:style-name="T4">mm</text:span><text:span text:style-name="T7"> y poseen una mejor distribución de los componentes. Esto permite un mejor acceso y mejora la refrigeración de estos. Elementos que la componen:</text:span></text:p>
      <text:list xml:id="list1194421083" text:style-name="WWNum4">
        <text:list-item>
          <text:p text:style-name="P75"><text:span text:style-name="T7">Conector eléctrico: Mas seguro, de una sola pieza tanto el conector de la fuente como el de la placa base, esto hace que no se pu</text:span><text:span text:style-name="T8">e</text:span><text:span text:style-name="T7">d</text:span><text:span text:style-name="T8">a</text:span><text:span text:style-name="T7"> conectar </text:span><text:span text:style-name="T8">de manera errónea.</text:span></text:p>
        </text:list-item>
        <text:list-item>
          <text:p text:style-name="P76"><text:span text:style-name="T7">Encendido por placa base: </text:span><text:span text:style-name="T9">Facilita el apagar o encender a través del sistema operativo o de la BIOS.</text:span></text:p>
        </text:list-item>
        <text:list-item>
          <text:p text:style-name="P77"><text:s/><text:span text:style-name="T10">Mejor ventilación: procesador aprovecha aspiración de la fuente para mejorar la refrigeración.</text:span></text:p>
        </text:list-item>
        <text:list-item>
          <text:p text:style-name="P78">Conectores externos en la parte trasera: diferenciados por colores</text:p>
        </text:list-item>
        <text:list-item>
          <text:p text:style-name="P78">Conectores internos recolocados: menor longitud de cables.</text:p>
        </text:list-item>
      </text:list>
      <text:p text:style-name="P5"/>
      <text:p text:style-name="P7">Otros formatos de placa base<text:span text:style-name="T11">:</text:span></text:p>
      <text:list xml:id="list1330932607" text:style-name="L1">
        <text:list-item>
          <text:p text:style-name="P133">Mini ATX y micro ATX: versiones reducidas de ATX misma disposición de elementos y anclajes al chasis.</text:p>
        </text:list-item>
        <text:list-item>
          <text:p text:style-name="P133">LPX (Low Profile eXtended): <text:span text:style-name="T17">Las ranuras de expansión no se encuentran en la placa sino en un conector especial colocado en horizontal llamado “riser card”. Las tarjetas de expansión van conectadas a este. Se sitúan en paralelo a la placa. Poca capacidad de expansión y baja refrigeración.</text:span></text:p>
        </text:list-item>
        <text:list-item>
          <text:p text:style-name="P134"><text:s/>Intenta facilitar la actualización de las placas base. Da soporte para AGP y USB</text:p>
        </text:list-item>
        <text:list-item>
          <text:p text:style-name="P134">BTX (Balanced Technolog<text:span text:style-name="T18">y</text:span> eXtended): Intenta resolver problemas de refrigeración de CPU con una distribución diferente de los componentes.</text:p>
        </text:list-item>
        <text:list-item>
          <text:p text:style-name="P134">WTX <text:span text:style-name="T18">(Workstation Technology eXtended): </text:span><text:span text:style-name="T19">Diseñado para albergar varios procesadores y discos. Usado para servidores. Se accede mediante puertas abatibles y cajones extraíbles para los componentes internos.</text:span></text:p>
        </text:list-item>
      </text:list>
      <text:p text:style-name="P65"/>
      <text:p text:style-name="P14">3.- Zócalos para el microprocesador</text:p>
      <text:p text:style-name="P25"/>
      <text:p text:style-name="P26">Permite instalar y desinstalar el microprocesador fácilmente. Cada placa ha de tener un zócalo apto para el microprocesador que ha sido diseñada. Tipos…</text:p>
      <text:list xml:id="list1453688437" text:style-name="L2">
        <text:list-item>
          <text:p text:style-name="P79">PGA (Pin Grid Array): El más antiguo, de gran tamaño, con orificios para introducir las patillas del procesador.</text:p>
        </text:list-item>
        <text:list-item>
          <text:p text:style-name="P79">ZIF (Zero Insertion Force): Mediante una palanca el procesador se inserta y se retira sin hacer fuerza. Formato similar al PGA pero de fácil uso.</text:p>
        </text:list-item>
        <text:list-item>
          <text:p text:style-name="P80">LGA (Land Grid Array): Los pines de contacto se encuentran en el zócalo, por lo que el procesador no tiene pines. Esto mejora la distribución de energía y se obtiene mayor velocidades de bus.</text:p>
        </text:list-item>
        <text:list-item>
          <text:p text:style-name="P80">Slot A / 1 / 2: Intentaron remplazar a los zócalos. Se insertaban a modo de tarjeta grafica ayudado por guiás de plástico insertadas en la placa.</text:p>
          <text:p text:style-name="P135">4.- Memoria principal</text:p>
        </text:list-item>
      </text:list>
      <text:p text:style-name="P27"/>
      <text:p text:style-name="P28">Antiguamente iba soldada a la placa base, hoy en día se usan módulos DIMM que se insertan en la placa base mediante zócalos para RAM.</text:p>
      <text:p text:style-name="P28">Cada modulo DIMM tiene una cantidad de pines y velocidad FSB (Frontal System Bus) dependiendo de su tipo (DDR, DDR2, DDR3…) </text:p>
      <text:p text:style-name="P23">Se puede insertar los módulos exactamente iguales por parejas y en ranuras concretas para aprovechar la capacidad de doble canal de memoria (dual channel). Existe la posibilidad de triple y cuádruple canal, pero no son frecuentes.</text:p>
      <text:p text:style-name="P23"/>
      <text:p text:style-name="P15">5.- El Chipset</text:p>
      <text:p text:style-name="P23"/>
      <text:p text:style-name="P23">Conjunto de chips que controla algunas funciones del ordenador. <text:span text:style-name="T24">Están soldados a la placa base y manejan los buses. Levan disipador. Dos tipos:</text:span></text:p>
      <text:p text:style-name="P23"/>
      <text:p text:style-name="P32">Puente norte<text:span text:style-name="T11"> (Northbridge): Controla el funcionamiento y la frecuencia del bus del procesador, la memoria y los puertos de alta velocidad. </text:span><text:span text:style-name="T12">Características.</text:span></text:p>
      <text:list xml:id="list445130739" text:style-name="L3">
        <text:list-item>
          <text:p text:style-name="P81">Tipo, velocidad y números de procesadores soportados por la placa.</text:p>
        </text:list-item>
        <text:list-item>
          <text:p text:style-name="P81">Velocidad de bus frontal.</text:p>
        </text:list-item>
        <text:list-item>
          <text:p text:style-name="P81">Controlador de memoria.</text:p>
        </text:list-item>
        <text:list-item>
          <text:p text:style-name="P81">Tipo y cantidad de máxima RAM soportada.</text:p>
        </text:list-item>
        <text:list-item>
          <text:p text:style-name="P81">Controladora grafica integrada (solo algunos)</text:p>
        </text:list-item>
      </text:list>
      <text:p text:style-name="P24"/>
      <text:p text:style-name="P33">Puente sur<text:span text:style-name="T11"> (Southbridge): Controla los buses de entrada y salida de datos para periféricos (E/S). Determina el tipo de soporte IDE, el bus PCI y los puertos serie y paralelo. Características:</text:span></text:p>
      <text:list xml:id="list3875677049" text:style-name="L4">
        <text:list-item>
          <text:p text:style-name="P82">Soporte para buses de expansión.</text:p>
        </text:list-item>
        <text:list-item>
          <text:p text:style-name="P82">Controladoras de dispositivos IDE, SATA, disquetera, red de ethernet y sonido.</text:p>
        </text:list-item>
        <text:list-item>
          <text:p text:style-name="P82">Control de puertos para periféricos USB o FireWire.</text:p>
        </text:list-item>
      </text:list>
      <text:p text:style-name="P29"/>
      <text:p text:style-name="P16">6.- Ranuras de expansión</text:p>
      <text:p text:style-name="P30"/>
      <text:p text:style-name="P30">Ranuras con conectores eléctricos en la que se insertan diferentes tipos de tarjetas (gráficas, de sonido, de red…) Estas ranuras forman parte de un bus a través del cual se comunican los distintos dispositivos del ordenador. El bus está compuesto por:</text:p>
      <text:list xml:id="list456414927" text:style-name="L5">
        <text:list-item>
          <text:p text:style-name="P83">Bus de direcciones: Indica lugares de la memoria de escritura/lectura.</text:p>
        </text:list-item>
        <text:list-item>
          <text:p text:style-name="P83">Bus de datos: Realiza transmisión de datos.</text:p>
        </text:list-item>
        <text:list-item>
          <text:p text:style-name="P83">Bus de control: Dirige la circulación de datos.</text:p>
        </text:list-item>
      </text:list>
      <text:p text:style-name="P30"/>
      <text:p text:style-name="P31">Con el tiempo se han ido desarrollado diferentes tipos de ranuras. Ejemplos:</text:p>
      <text:p text:style-name="P31"/>
      <text:p text:style-name="P34"><text:span text:style-name="T20">PCI</text:span><text:span text:style-name="T13"> (Peripheral Component Interconnect): Aparece a principio de los 90, en ellas se conectaban tarjetas de video y sonido. Permiten tecnología </text:span><text:span text:style-name="T25">Plug and Play</text:span><text:span text:style-name="T27">.</text:span></text:p>
      <text:list xml:id="list3025388569" text:style-name="L6">
        <text:list-item>
          <text:p text:style-name="P84">Las placas poseen de 2 a 3 ranuras PCI</text:p>
        </text:list-item>
        <text:list-item>
          <text:p text:style-name="P84">Empezó con 32 bits de ancho de ranura y pasó a 64 bits</text:p>
        </text:list-item>
        <text:list-item>
          <text:p text:style-name="P84">Usaban 5V al principio y pasaron a 3.3V posteriormente.</text:p>
        </text:list-item>
        <text:list-item>
          <text:p text:style-name="P84">Distintas según numero de bits y voltaje necesario.</text:p>
        </text:list-item>
      </text:list>
      <text:p text:style-name="P35"><text:soft-page-break/><text:span text:style-name="T30">AGP</text:span><text:span text:style-name="T27">: (Accelerated Graphics Port): </text:span><text:span text:style-name="T28">Desarrollado por intel, usado solo para tarjetas graficas. Transmite datos en serie. Una por placa base. Versiones de de la 1X a la 8X, todas ellas de 32 bits.</text:span></text:p>
      <text:p text:style-name="P37"/>
      <text:p text:style-name="P36"><text:span text:style-name="T30">PCI Express</text:span><text:span text:style-name="T27">: Desarrollada por intel, transmite datos en serie. Enviá pocos bits pero a mucha velocidad. Permiten conexión en caliente.</text:span></text:p>
      <text:p text:style-name="P36"><text:span text:style-name="T27">Un carril (lan) es un enlace punto a punto bidireccional. Pueden ser 1X, 4X, 8X, 16X… </text:span><text:span text:style-name="T29">Con la versión 1.0 se alcanzaban velocidades de transferencia de 2,5 GT/s con cada nueva versión, esa tasa de GT/s (Gigatransfers) duplica a la versión anterior.</text:span></text:p>
      <text:p text:style-name="P38"/>
      <text:p text:style-name="P57"/>
      <text:p text:style-name="P66">Parte II - El procesador y la memoria <text:span text:style-name="T49">RAM</text:span></text:p>
      <text:p text:style-name="P66"/>
      <text:p text:style-name="P17">1.- El procesador</text:p>
      <text:p text:style-name="P39">Componente principal, controla al resto de componentes. Realiza operaciones matemáticas lógicas, decodifica y ejecuta instrucciones de programas.</text:p>
      <text:p text:style-name="P40">Es un circuito integrado formado por millones de elementos electrónicos.</text:p>
      <text:p text:style-name="P40"/>
      <text:p text:style-name="P21"><text:span text:style-name="T31">Elementos de un procesador</text:span><text:span text:style-name="T36">: Esta basado en la arquitectura de Von Newmann.</text:span></text:p>
      <text:list xml:id="list2008061267" text:style-name="L7">
        <text:list-item>
          <text:p text:style-name="P85">Unidad de punto flotante (FPU): Coprocesador matemático.</text:p>
        </text:list-item>
        <text:list-item>
          <text:p text:style-name="P86">Memoria caché del procesador (L1, L2): De tamaño reducido más rápida.</text:p>
        </text:list-item>
        <text:list-item>
          <text:p text:style-name="P86">Bus frontal (FSB): Conecta CPU con placa base, interfaz entre L2 y placa base. Tiene un ancho de 64 bits.</text:p>
        </text:list-item>
        <text:list-item>
          <text:p text:style-name="P86">Bus posterior (BSB): Interfaz entre L1 y L2. Tiene ancho de 256 bits.</text:p>
        </text:list-item>
      </text:list>
      <text:p text:style-name="P39"/>
      <text:p text:style-name="P58">La velocidad<text:span text:style-name="T11">: </text:span><text:span text:style-name="T14">Hoy en día se mide en gigahercios (GHz) que es un múltiplo del hercio y hace referencia a la frecuencia en la que un cristal de cuarzo emite una señal de reloj que regula un circuito integrado síncrono. </text:span><text:span text:style-name="T15">Dos tipos:</text:span></text:p>
      <text:list xml:id="list3569819666" text:style-name="L8">
        <text:list-item>
          <text:p text:style-name="P87">Velocidad interna: a la que funciona el procesador.</text:p>
        </text:list-item>
        <text:list-item>
          <text:p text:style-name="P87">Velocidad FSB: <text:span text:style-name="T43">V</text:span>elocidad de comunicación entre procesador y placa base.</text:p>
          <text:p text:style-name="P88">La CPU pose un multiplicador que indica diferencia de velocidad de placa base y este</text:p>
        </text:list-item>
      </text:list>
      <text:p text:style-name="P41"/>
      <text:p text:style-name="P68"><text:span text:style-name="T42">L</text:span><text:span text:style-name="T41">a memoria caché</text:span><text:span text:style-name="T37">: Memoria rápida de pequeño tamaño usada por la CPU, guarda datos usados con mayor frecuencia. Poseen hasta 3 niveles de caché. Ejemplo</text:span></text:p>
      <text:list xml:id="list4246097047" text:style-name="L9">
        <text:list-item>
          <text:p text:style-name="P90">Intel core 2 quad 9600</text:p>
          <text:list>
            <text:list-item>
              <text:p text:style-name="P90">L1 64KB + 64KB → 64 para direcciones y 64 para datos</text:p>
            </text:list-item>
            <text:list-item>
              <text:p text:style-name="P90">L2 2x4MB → 4 MB por núcleo</text:p>
            </text:list-item>
            <text:list-item>
              <text:p text:style-name="P90">Total caché: 8,128MB</text:p>
            </text:list-item>
          </text:list>
        </text:list-item>
      </text:list>
      <text:p text:style-name="P41"/>
      <text:p text:style-name="P69"><text:span text:style-name="T42">E</text:span><text:span text:style-name="T41">ncapsulado</text:span><text:span text:style-name="T37">: Oblea de silicio adherida a una </text:span><text:span text:style-name="T38">placa de circuito impreso </text:span><text:span text:style-name="T37">PCB </text:span><text:span text:style-name="T38">(Printed Circuit Board) con el resto de componentes que forman el procesador. Tipos:</text:span></text:p>
      <text:list xml:id="list1168459145" text:style-name="L10">
        <text:list-item>
          <text:p text:style-name="P91">DIP (Dual In-line Package): Chip con dos hileras de patas,</text:p>
        </text:list-item>
        <text:list-item>
          <text:p text:style-name="P92">PLCC (Plastic Leaded Chip Carrier): Como DIP pero con patillas en todos lados</text:p>
        </text:list-item>
        <text:list-item>
          <text:p text:style-name="P92">PGA (Pin Grid Array): Con patillas en su interior, 486 el primero.</text:p>
        </text:list-item>
        <text:list-item>
          <text:p text:style-name="P93">BGA ( Ball Grid Array): Remplaza patillas por contactos, usado en zócalo LGA utilizado por primera vez en el Pentium 4.</text:p>
        </text:list-item>
        <text:list-item>
          <text:p text:style-name="P92">SEC (Single Edge Connect): Intenta mejorar ventilación sin mucho éxito, solo usado por pentium II</text:p>
        </text:list-item>
      </text:list>
      <text:p text:style-name="P41"/>
      <text:p text:style-name="P59">Alimentación y refrigeración<text:span text:style-name="T11">: </text:span><text:span text:style-name="T16">Los microprocesadores se la alimentan de la placa base.</text:span></text:p>
      <text:list xml:id="list2641449751" text:style-name="L11">
        <text:list-item>
          <text:p text:style-name="P94">Voltaje externo (E/S): Comunica procesador con la placa base. 3’3V</text:p>
        </text:list-item>
        <text:list-item>
          <text:p text:style-name="P94">Voltaje interno: De 1’8 a 2’4V para una Tª de trabajo interna menor.</text:p>
        </text:list-item>
        <text:list-item>
          <text:p text:style-name="P94">TDP (Thermal Desing Power) Máxima cantidad de calor que se necesita disipar por la refrigeración del ordenador. El consumo de energía esta ligado a la velocidad de la CPU. Para evitar calentamiento se incluye…</text:p>
          <text:list>
            <text:list-item>
              <text:p text:style-name="P94">Pasta térmica: En contacto entre el disipador y la CPU ayuda en la transferencia del calor.</text:p>
            </text:list-item>
            <text:list-item>
              <text:p text:style-name="P94">Disipador: Extrae el calor de la CPU.</text:p>
            </text:list-item>
            <text:list-item>
              <text:p text:style-name="P94">Ventilador: Enfría el disipador mediante aire.</text:p>
            </text:list-item>
          </text:list>
        </text:list-item>
      </text:list>
      <text:p text:style-name="P45"/>
      <text:p text:style-name="P60">Instrucciones especiales<text:span text:style-name="T11">: Instrucciones de matemática matricial incorporadas al procesador para mejorar el rendimiento de aplicaciones multimedia y 3D… MMX, 3DNow, MMX-2, SSE3, SSE4.</text:span></text:p>
      <text:p text:style-name="P41"/>
      <text:p text:style-name="P18">2.- La memoria RAM</text:p>
      <text:p text:style-name="P46"/>
      <text:p text:style-name="P49">Encargada de almacenar datos y que sean accesibles par ala CPU. Tipos:</text:p>
      <text:list xml:id="list222761389" text:style-name="L12">
        <text:list-item>
          <text:p text:style-name="P95">Memoria principal (RAM): De lectura o escritura, rápida y volátil. En GB o MB</text:p>
        </text:list-item>
        <text:list-item>
          <text:p text:style-name="P95">Memoria caché: Más rápida que ram.</text:p>
        </text:list-item>
        <text:list-item>
          <text:p text:style-name="P95">Memoria CMOS: Almacena configuración de equipo.</text:p>
        </text:list-item>
        <text:list-item>
          <text:p text:style-name="P95">Memoria solo de lectura (ROM): Actualizable. Suele almacenar BIOS</text:p>
        </text:list-item>
        <text:list-item>
          <text:p text:style-name="P95">Memoria de video: Empleada por tarjetas gráficas.</text:p>
        </text:list-item>
      </text:list>
      <text:p text:style-name="P49"/>
      <text:p text:style-name="P61">Parámetros de la memoria</text:p>
      <text:list xml:id="list529593895" text:style-name="L13">
        <text:list-item>
          <text:p text:style-name="P96">Velocidad: En MHz, realiza tantas operaciones por segundo como MHz tiene.</text:p>
        </text:list-item>
        <text:list-item>
          <text:p text:style-name="P96">Tasa de transferencia: En MB/s o GB/s, Cantidad de memoria que transfiere.</text:p>
        </text:list-item>
        <text:list-item>
          <text:p text:style-name="P96">Dual channel: <text:span text:style-name="T44">Duplica el ancho de banda empleando dos DIMM iguales.</text:span></text:p>
        </text:list-item>
        <text:list-item>
          <text:p text:style-name="P97">Tiempo de acceso (ns): Lo que tarda la CPU en acceder a la RAM.</text:p>
        </text:list-item>
        <text:list-item>
          <text:p text:style-name="P97">Latencia: Retardo al acceder a componentes de la RAM.</text:p>
        </text:list-item>
        <text:list-item>
          <text:p text:style-name="P97">Latencia CAS: Tiempo entre petición de lectura salida por los pines de esta.</text:p>
        </text:list-item>
        <text:list-item>
          <text:p text:style-name="P97">ECC (Error Checking and Correction): Detecta y corrige errores en info de RAM</text:p>
        </text:list-item>
      </text:list>
      <text:p text:style-name="P47"/>
      <text:p text:style-name="P61">Tipos de RAM</text:p>
      <text:p text:style-name="P48">Al ejecutar un programa se copian las instrucciones desde la memoria secundaria a la principal (RAM), después estas pasan a la CPU. Dos tipos:</text:p>
      <text:list xml:id="list1004090403" text:style-name="L14">
        <text:list-item>
          <text:p text:style-name="P98">SRAM (Static Random Access Memory): Memoria estática (Mantiene información con corriente). Más rápida que la DRAM. Usada como caché.</text:p>
        </text:list-item>
        <text:list-item>
          <text:p text:style-name="P98">DRAM (Dynamic Random Access Memory): Memoria dinámica (su contenido se reescribe continuamente). Memoria principal.</text:p>
        </text:list-item>
        <text:list-item>
          <text:p text:style-name="P99">SDRAM (Synchronous DRAM)</text:p>
          <text:list>
            <text:list-item>
              <text:p text:style-name="P99">Se sincroniza con reloj del sistema para leer/escribir (modo ráfaga)</text:p>
            </text:list-item>
            <text:list-item>
              <text:p text:style-name="P99">Velocidades de 100MHz hasta 133MHz</text:p>
            </text:list-item>
            <text:list-item>
              <text:p text:style-name="P99"><text:soft-page-break/>Ancho de bus de datos 64bits</text:p>
            </text:list-item>
            <text:list-item>
              <text:p text:style-name="P99">En módulos DIMM de 168 pines en 2 ranuras</text:p>
            </text:list-item>
          </text:list>
        </text:list-item>
        <text:list-item>
          <text:p text:style-name="P100">DDR SDRAM</text:p>
          <text:list>
            <text:list-item>
              <text:p text:style-name="P100">De doble velocidad de datos</text:p>
            </text:list-item>
            <text:list-item>
              <text:p text:style-name="P100">Transfiere datos por dos canales distintos a la vez en un ciclo de reloj</text:p>
            </text:list-item>
            <text:list-item>
              <text:p text:style-name="P100">Velocidades desde 200 hasta 266MHz</text:p>
            </text:list-item>
            <text:list-item>
              <text:p text:style-name="P126"><text:span text:style-name="T21">En módulos DIMM de 1</text:span><text:span text:style-name="T20">84</text:span><text:span text:style-name="T21"> pines en </text:span><text:span text:style-name="T20">1</text:span><text:span text:style-name="T21"> ranura</text:span><text:span text:style-name="T20">.</text:span></text:p>
            </text:list-item>
          </text:list>
        </text:list-item>
        <text:list-item>
          <text:p text:style-name="P100">DDR2 SDRAM</text:p>
          <text:list>
            <text:list-item>
              <text:p text:style-name="P100">Mas velocidad y menos voltaje</text:p>
            </text:list-item>
            <text:list-item>
              <text:p text:style-name="P100">Latencias mas altas que DDR</text:p>
            </text:list-item>
            <text:list-item>
              <text:p text:style-name="P100">Velocidades desde 400 hasta 1024 Mb/s</text:p>
            </text:list-item>
            <text:list-item>
              <text:p text:style-name="P100">Capacidad de 2GB por modulo.</text:p>
            </text:list-item>
            <text:list-item>
              <text:p text:style-name="P126"><text:span text:style-name="T20">En <text:s/></text:span><text:span text:style-name="T21">módulos DIMM de </text:span><text:span text:style-name="T20">240</text:span><text:span text:style-name="T21"> pines en </text:span><text:span text:style-name="T20">1</text:span><text:span text:style-name="T21"> ranura.</text:span></text:p>
            </text:list-item>
          </text:list>
        </text:list-item>
        <text:list-item>
          <text:p text:style-name="P100">DDR3 SDRAM</text:p>
          <text:list>
            <text:list-item>
              <text:p text:style-name="P100">Mayor tasa de transferencia de datos y menor consumo.</text:p>
            </text:list-item>
            <text:list-item>
              <text:p text:style-name="P100">Latencias mas altas que DDR2</text:p>
            </text:list-item>
            <text:list-item>
              <text:p text:style-name="P100">Capacidad de 8GB por modulo.</text:p>
            </text:list-item>
            <text:list-item>
              <text:p text:style-name="P126"><text:span text:style-name="T20">En <text:s/></text:span><text:span text:style-name="T21">módulos DIMM de </text:span><text:span text:style-name="T20">240</text:span><text:span text:style-name="T21"> pines en </text:span><text:span text:style-name="T20">1</text:span><text:span text:style-name="T21"> ranura.</text:span></text:p>
            </text:list-item>
          </text:list>
        </text:list-item>
        <text:list-item>
          <text:p text:style-name="P127"><text:span text:style-name="T20">DDR</text:span><text:span text:style-name="T22">4</text:span><text:span text:style-name="T20"> SDRAM</text:span></text:p>
          <text:list>
            <text:list-item>
              <text:p text:style-name="P101">Mayor tasa de transferencia de datos y menor consumo.</text:p>
            </text:list-item>
            <text:list-item>
              <text:p text:style-name="P127"><text:span text:style-name="T20">Latencias mas altas que DDR</text:span><text:span text:style-name="T23">3</text:span></text:p>
            </text:list-item>
            <text:list-item>
              <text:p text:style-name="P128"><text:span text:style-name="T20">Velocidades desde </text:span><text:span text:style-name="T23">2133</text:span><text:span text:style-name="T20"> hasta </text:span><text:span text:style-name="T23">4400</text:span><text:span text:style-name="T20"> Mb/s</text:span></text:p>
            </text:list-item>
            <text:list-item>
              <text:p text:style-name="P127"><text:span text:style-name="T23">Se enfoca en el doble canal</text:span><text:span text:style-name="T20">.</text:span></text:p>
            </text:list-item>
            <text:list-item>
              <text:p text:style-name="P127"><text:span text:style-name="T20">En <text:s/></text:span><text:span text:style-name="T21">módulos DIMM de </text:span><text:span text:style-name="T20">2</text:span><text:span text:style-name="T23">88</text:span><text:span text:style-name="T21"> pines en </text:span><text:span text:style-name="T20">1</text:span><text:span text:style-name="T21"> ranura.</text:span></text:p>
            </text:list-item>
          </text:list>
          <text:p text:style-name="P129"><text:span text:style-name="T21">V</text:span><text:span text:style-name="T20">RAM (Video Ramdom Access Memory): Ram usada para la tarjeta gráfica.</text:span></text:p>
        </text:list-item>
        <text:list-item>
          <text:p text:style-name="P89">GDDR-SDRAM (Graphics Double Data Rate SDRAM): Tiempos optimizados de acceso y altas frecuencias de reloj.</text:p>
        </text:list-item>
        <text:list-item>
          <text:p text:style-name="P89">Ram extendida: Usada en gráficas integradas en el procesador. Emplea memoria RAM de la memoria principal.</text:p>
        </text:list-item>
      </text:list>
      <text:p text:style-name="P42"/>
      <text:p text:style-name="P62">Módulos de memoria</text:p>
      <text:p text:style-name="P62"/>
      <text:list xml:id="list1960079072" text:style-name="L15">
        <text:list-item>
          <text:p text:style-name="P102">SIP (Single In-line Package): Encapsulamiento en una hilera.</text:p>
        </text:list-item>
        <text:list-item>
          <text:p text:style-name="P102">DIP (Dual In-line Package): Encapsulamiento en dos hileras</text:p>
        </text:list-item>
        <text:list-item>
          <text:p text:style-name="P102">SIPP (Single In-line Pin Package): Circuito impreso con chips de memoria con 30 pines. Tiene 4 bits por módulo.</text:p>
        </text:list-item>
        <text:list-item>
          <text:p text:style-name="P102">SIMM (Single In-line Memory Module): Placa de circuito impreso con chips de memoria que se inserta en un zócalo SIMM. 16 bits por módulo.</text:p>
        </text:list-item>
        <text:list-item>
          <text:p text:style-name="P102">DIMM (Dual In-line Memory Module): <text:span text:style-name="T45">Similar SIMM, memoria en linea doble, dos filas de contactos.</text:span></text:p>
        </text:list-item>
        <text:list-item>
          <text:p text:style-name="P103">DIMM DDR: Sustitutos DIMM, más contactos, DDR2, DDR3 son incompatibles </text:p>
        </text:list-item>
        <text:list-item>
          <text:p text:style-name="P103">RIMM: Con disipador de calor,más rápidos, más caros y con más pines.</text:p>
        </text:list-item>
        <text:list-item>
          <text:p text:style-name="P103">FB-DIMM: Para servidores.</text:p>
        </text:list-item>
        <text:list-item>
          <text:p text:style-name="P103">GDDR: Usado en tarjetas gráficas, muy rápidas, controladas por GPU.</text:p>
        </text:list-item>
        <text:list-item>
          <text:p text:style-name="P103">SO-DIMM: Empleadas en portátiles.</text:p>
        </text:list-item>
        <text:list-item>
          <text:p text:style-name="P104">Módulos Buffered y Unbuffered</text:p>
          <text:list>
            <text:list-item>
              <text:p text:style-name="P104">Buffered: Más fiables, con registros incorporados, ECC</text:p>
            </text:list-item>
            <text:list-item>
              <text:p text:style-name="P104">Unbuffered: Conectan con Northbridge directamente, menos seguros.</text:p>
            </text:list-item>
          </text:list>
        </text:list-item>
      </text:list>
      <text:p text:style-name="P67">Parte III – Conectores internos y externos de la placa base.</text:p>
      <text:p text:style-name="P43"/>
      <text:p text:style-name="P19">1.- Conectores internos</text:p>
      <text:p text:style-name="P50">Incluyen conectores para dispositivos internos como disquetera, discos duros… Tipos:</text:p>
      <text:list xml:id="list2009169412" text:style-name="L16">
        <text:list-item>
          <text:p text:style-name="P105">Puerto IDE (Integrated Drive Electronics): Formado por 40 pines, para dispositivos de almacenamiento masivo de datos.</text:p>
        </text:list-item>
        <text:list-item>
          <text:p text:style-name="P136"><text:span text:style-name="T31">Puerto FDD </text:span><text:span text:style-name="T32">(Floppy Disk Drive): Formado por 34 pines, para disqueteras.</text:span></text:p>
        </text:list-item>
        <text:list-item>
          <text:p text:style-name="P106">Puerto SATA (Serial ATA): Para dispositivos de almacenamiento masivo, más moderno <text:s/>que IDE, no requiera configuración maestro/esclavo.</text:p>
        </text:list-item>
        <text:list-item>
          <text:p text:style-name="P106">Conectores para puerto USB: para conectar los USB de la caja a la placa.</text:p>
        </text:list-item>
        <text:list-item>
          <text:p text:style-name="P106">Conectores panel frontal: Conectar cables correspondientes de caja a placa.</text:p>
          <text:list>
            <text:list-item>
              <text:p text:style-name="P106">Botón encendido y reset.</text:p>
            </text:list-item>
            <text:list-item>
              <text:p text:style-name="P106">Luces de alimentación y actividad disco duro.</text:p>
            </text:list-item>
            <text:list-item>
              <text:p text:style-name="P106">Altavoz (speaker) de la caja.</text:p>
            </text:list-item>
          </text:list>
        </text:list-item>
        <text:list-item>
          <text:p text:style-name="P137"><text:span text:style-name="T31">Conector CD-IN: </text:span><text:span text:style-name="T33">Conecta cable de audio a CD o DVD y usa como reproductor.</text:span></text:p>
        </text:list-item>
        <text:list-item>
          <text:p text:style-name="P138"><text:span text:style-name="T31">Con</text:span><text:span text:style-name="T34">e</text:span><text:span text:style-name="T31">ctor ventiladores: </text:span><text:span text:style-name="T35">Alimentan a los ventiladores y permiten controlarlos.</text:span></text:p>
        </text:list-item>
        <text:list-item>
          <text:p text:style-name="P107">Conectores SPDIF: Para entrada / salida de sonido digital.</text:p>
        </text:list-item>
        <text:list-item>
          <text:p text:style-name="P107">Conectores de energía: Conectan fuente de alimentación a placa base.</text:p>
          <text:list>
            <text:list-item>
              <text:p text:style-name="P107">ATX de 12V y 4 pines</text:p>
            </text:list-item>
            <text:list-item>
              <text:p text:style-name="P107">ATX de 20 o 24 pines</text:p>
              <text:p text:style-name="P108"/>
            </text:list-item>
          </text:list>
        </text:list-item>
      </text:list>
      <text:p text:style-name="P20">2.- Conectores externos</text:p>
      <text:p text:style-name="P43"/>
      <text:p text:style-name="P51">Para conectar periféricos al ordenador. Tipos:</text:p>
      <text:p text:style-name="P51"/>
      <text:list xml:id="list3400812442" text:style-name="L17">
        <text:list-item>
          <text:p text:style-name="P109">Puertos mini-Din: De 6 pines en circulo, diferente color para teclado y ratón.</text:p>
        </text:list-item>
        <text:list-item>
          <text:p text:style-name="P109">Puerto serie: De 9 o 25 pins, envían datos bit a bit en serie asíncrona, lentos.</text:p>
        </text:list-item>
        <text:list-item>
          <text:p text:style-name="P109">Puerto paralelo: Envían 8 bits simultáneos, para impresoras y escáneres.</text:p>
        </text:list-item>
        <text:list-item>
          <text:p text:style-name="P109">Puerto FireWire: <text:span text:style-name="T46">Bus de alta velocidad Plug &amp; Play, intercambiable en caliente.</text:span></text:p>
          <text:list>
            <text:list-item>
              <text:p text:style-name="P110">Soporta 63 dispositivos</text:p>
            </text:list-item>
            <text:list-item>
              <text:p text:style-name="P110">Velocidades desde 50MB/s (ver.400) hasta 400MB/s (ver.s3200)</text:p>
            </text:list-item>
          </text:list>
        </text:list-item>
        <text:list-item>
          <text:p text:style-name="P110">Puertos USB (Bus Serie Universal):</text:p>
          <text:list>
            <text:list-item>
              <text:p text:style-name="P110">Soporta periféricos de alta y baja velocidad</text:p>
            </text:list-item>
            <text:list-item>
              <text:p text:style-name="P110">Es un puerto serie más rápido</text:p>
            </text:list-item>
            <text:list-item>
              <text:p text:style-name="P110">Plug and Play</text:p>
            </text:list-item>
            <text:list-item>
              <text:p text:style-name="P110">Soporta amplia variedad de dispositivos </text:p>
            </text:list-item>
            <text:list-item>
              <text:p text:style-name="P110">Velocidades desde 1,5 Mb/s (ver. 1.0) hasta 2,5GB/s (ver. 3.2)</text:p>
            </text:list-item>
            <text:list-item>
              <text:p text:style-name="P110">Permite conectar hasta 127 dispositivos simultáneos.</text:p>
            </text:list-item>
            <text:list-item>
              <text:p text:style-name="P111">Incluye transmisión de energía eléctrica.</text:p>
            </text:list-item>
          </text:list>
        </text:list-item>
        <text:list-item>
          <text:p text:style-name="P111">Conector de red: Para conectar a una red de Ethernet</text:p>
        </text:list-item>
        <text:list-item>
          <text:p text:style-name="P111">Conector de audio: Usa mini-jack de 3,5<text:span text:style-name="T3">mm</text:span><text:span text:style-name="T47"> codificado con colores.</text:span></text:p>
        </text:list-item>
        <text:list-item>
          <text:p text:style-name="P112">Puerto DVI (digital Visual Interface): <text:span text:style-name="T48">Para máxima calidad en pantallas digitales</text:span></text:p>
          <text:list>
            <text:list-item>
              <text:p text:style-name="P113">Proporciona señal digital y analógica</text:p>
              <text:list>
                <text:list-item>
                  <text:p text:style-name="P113">DVI-D: Solo digital</text:p>
                </text:list-item>
                <text:list-item>
                  <text:p text:style-name="P113">DVI-A: Solo analógica</text:p>
                </text:list-item>
                <text:list-item>
                  <text:p text:style-name="P113">DVI-I: digital y analógica</text:p>
                </text:list-item>
              </text:list>
            </text:list-item>
          </text:list>
        </text:list-item>
        <text:list-item>
          <text:p text:style-name="P113">VGA (Video Graphics Array): Conector analógico de 15 pins DB-15, en desuso</text:p>
        </text:list-item>
        <text:list-item>
          <text:p text:style-name="P113">Puerto MIDI: Conector analógico de 15 pins DB-15, para joystics, en desuso.</text:p>
        </text:list-item>
        <text:list-item>
          <text:p text:style-name="P113">HDMI (High Definition Multimedia Interface)</text:p>
          <text:list>
            <text:list-item>
              <text:p text:style-name="P113">Interfaz de video y audio cifrado sin compresión. Tipos</text:p>
              <text:list>
                <text:list-item>
                  <text:p text:style-name="P113">A: 19 pines</text:p>
                </text:list-item>
                <text:list-item>
                  <text:p text:style-name="P113">B: 29 pines, mayor resolución.</text:p>
                </text:list-item>
                <text:list-item>
                  <text:p text:style-name="P114">C y D: versiones mini con 19 pines.</text:p>
                </text:list-item>
              </text:list>
            </text:list-item>
          </text:list>
        </text:list-item>
        <text:list-item>
          <text:p text:style-name="P115">Puerto eSATA (externo): Conecta dispositivos SATA externos mejor que USB.</text:p>
        </text:list-item>
        <text:list-item>
          <text:p text:style-name="P115">DisplayPort: Interfaz digital estándar de dispositivos rival de HDMI, 20 pins</text:p>
        </text:list-item>
        <text:list-item>
          <text:p text:style-name="P115">Thunderbolt: Conector de alta velocidad con tecnología óptica.</text:p>
          <text:list>
            <text:list-item>
              <text:p text:style-name="P115">Ancho de banda hasta 20Gb/s</text:p>
            </text:list-item>
            <text:list-item>
              <text:p text:style-name="P115">Transmite hasta 100W de potencia eléctrica.</text:p>
            </text:list-item>
            <text:list-item>
              <text:p text:style-name="P115">Compatible con USB-C 3.1</text:p>
            </text:list-item>
          </text:list>
        </text:list-item>
      </text:list>
      <text:p text:style-name="P43"/>
      <text:p text:style-name="P43"/>
      <text:p text:style-name="P12">Parte IV – Almacenamiento secundario masivo</text:p>
      <text:p text:style-name="P44"/>
      <text:p text:style-name="P52">Se denomina memoria segundaría, ofrece gran capacidad de almacenamiento no volátil, de acceso más lento que la memoria principal.</text:p>
      <text:p text:style-name="P52"/>
      <text:p text:style-name="P55">1.- Estructura física del disco duro</text:p>
      <text:p text:style-name="P52">Caja herméticamente cerrada que contiene los platos que guardan información y las cabezas para leer y escribir en ellos. Contiene dos motores, uno gira el disco y otro mueve las cabezas y un conjunto de componentes electrónicos.</text:p>
      <text:p text:style-name="P52"/>
      <text:p text:style-name="P63">Funcionamiento<text:span text:style-name="T11">: Consta de una pila de discos llamados platos y almacenan la información magnéticamente. Cada plato tiene dos caras.</text:span></text:p>
      <text:p text:style-name="P53">Los platos giran a una velocidad contrastante. Cada cara del plato tiene un cabezal y se desplazan linealmente del exterior al interior del disco con un brazo mecánico.</text:p>
      <text:p text:style-name="P53">Para leer/escribir:</text:p>
      <text:list xml:id="list1681046302" text:style-name="L18">
        <text:list-item>
          <text:p text:style-name="P117">Desplazar cabezales hasta sitio inicio datos.</text:p>
        </text:list-item>
        <text:list-item>
          <text:p text:style-name="P117">Esperar a que dato llegue al cabezal y leer/escribir.</text:p>
          <text:p text:style-name="P139"><text:span text:style-name="T37">Esta operación requiere de coordinación entre CPU, controladora de </text:span><text:span text:style-name="T39">discos</text:span><text:span text:style-name="T37"> BIOS, SO, RAM <text:s/></text:span><text:span text:style-name="T39">y el mismo </text:span><text:span text:style-name="T37">disco.</text:span></text:p>
        </text:list-item>
      </text:list>
      <text:p text:style-name="P64">Cabezas, cilindros y sectores<text:span text:style-name="T11">: </text:span></text:p>
      <text:list xml:id="list1610207396" text:style-name="L19">
        <text:list-item>
          <text:p text:style-name="P118">Cabeza: Para L/E, una por cada cara del plato, se divide en anillos (pistas)</text:p>
        </text:list-item>
        <text:list-item>
          <text:p text:style-name="P118">Cilindro: Formado por todas las pistas de una posición de los cabezales.</text:p>
        </text:list-item>
        <text:list-item>
          <text:p text:style-name="P118">Sector: Tramos iguales en los que se divide una pista. En bloque de 512 bytes.</text:p>
        </text:list-item>
        <text:list-item>
          <text:p text:style-name="P118">Clúster: Grupo de sectores. Unidad mínima que puede L/E un SO.</text:p>
          <text:p text:style-name="P119"/>
          <text:p text:style-name="P130">2.- Geometría de un disco duro</text:p>
        </text:list-item>
      </text:list>
      <text:p text:style-name="P56"/>
      <text:p text:style-name="P54">La capacidad de un disco duro se puede calcular con el numero de cabezas, cilindros, pistas y sectores. Ejemplo:</text:p>
      <text:list xml:id="list2745360" text:style-name="L20">
        <text:list-item>
          <text:p text:style-name="P120">Capacidad = Nº cilindros · Nº sectores pista · Nº Cabezas · Nº bytes/sector</text:p>
          <text:p text:style-name="P121"/>
        </text:list-item>
      </text:list>
      <text:p text:style-name="P54">Existen limitaciones a la geometría cilindro, cabeza y sector (CHS) impuestas por el hardware. <text:span text:style-name="T50">El sistema de traducción de Dirección de bloque lógico (LBA) permite trabajar con discos duro de capacidad superior a 528MB. Este identifica los sectores mediante números consecutivos, en vez de por cilindro, cabeza, sector.</text:span></text:p>
      <text:p text:style-name="P54"/>
      <text:p text:style-name="P132">Estructura lógica<text:span text:style-name="T11">:</text:span></text:p>
      <text:list xml:id="list4130762860" text:style-name="L21">
        <text:list-item>
          <text:p text:style-name="P123">Sector de arranque (MBR): Primer sector del disco duro, amacena tabla de particiones (info sobre inicio y fin de cada partición) y el programa <text:span text:style-name="T26">master boot</text:span> encargado de leer tabla de particiones y ceder el control al sector de arranque de la partición activa.</text:p>
        </text:list-item>
        <text:list-item>
          <text:p text:style-name="P123">Espacio particionado: Espacio del disco duro asignado a alguna partición.</text:p>
        </text:list-item>
        <text:list-item>
          <text:p text:style-name="P140"><text:span text:style-name="T40">Partición: división lógica de un disco duro tratada como otro disco distinto.</text:span></text:p>
        </text:list-item>
        <text:list-item>
          <text:p text:style-name="P123">Las particiones de definen por cilindros, <text:span text:style-name="T51">estos comienzan en la primera pista de un cilindro y termina en la última de otro. Cada partición tiene un nombre.</text:span></text:p>
        </text:list-item>
        <text:list-item>
          <text:p text:style-name="P124">Espacio sin particionar: que no tiene asignado ninguna partición.</text:p>
        </text:list-item>
      </text:list>
      <text:p text:style-name="P125"/>
      <text:p text:style-name="P131">3.- Características de un disco duro</text:p>
      <text:p text:style-name="P1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OpenSymbol1" fo:font-family="OpenSymbol" style:font-pitch="variable" style:font-charset="x-symbo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8</text:page-number></text:span><text:span text:style-name="MT1"><text:s/>de </text:span><text:span text:style-name="MT2"><text:page-count>9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pe79@hotmail.com</meta:initial-creator>
    <meta:editing-cycles>52</meta:editing-cycles>
    <meta:creation-date>2023-11-22T16:18:00</meta:creation-date>
    <dc:date>2023-12-11T16:55:54.889636111</dc:date>
    <meta:editing-duration>PT5H7M28S</meta:editing-duration>
    <meta:generator>LibreOffice/7.3.7.2$Linux_X86_64 LibreOffice_project/30$Build-2</meta:generator>
    <meta:document-statistic meta:table-count="0" meta:image-count="0" meta:object-count="0" meta:page-count="9" meta:paragraph-count="257" meta:word-count="3118" meta:character-count="18479" meta:non-whitespace-character-count="15791"/>
    <meta:user-defined meta:name="AppVersion">12.0000</meta:user-defined>
    <meta:template xlink:type="simple" xlink:actuate="onRequest" xlink:title="Normal.dotm" xlink:href=""/>
  </office:meta>
</office:document-meta>
</file>